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ssagingTemplateTests.createLateReplier( final CountDownLatch latch , final AtomicReference &lt; Throwable &gt; fail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GenericMessaging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MessagingTemplateTests.sendAnd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DestinationResolver.resolveDestin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ingTemplateTests.sendAndReceive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icMessagingTemplateTests.sendWithTime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MessagingTemplateTests.sendAndReceiveVariableTime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icMessagingTemplateTests.convertAndSendWithSimpMessag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MessagingTemplateTests.sendWithTimeoutMut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MessagingTemplateTests.sendAndReceiveVariableTimeoutCustomHead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